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0084d1" draw:textarea-horizontal-align="justify" draw:textarea-vertical-align="middle" draw:auto-grow-height="false" draw:shadow-offset-x="0.203cm" draw:shadow-offset-y="0.203cm"/>
    </style:style>
    <style:style style:name="gr2" style:family="graphic" style:parent-style-name="objectwithoutfill">
      <style:graphic-properties svg:stroke-width="0.051cm" svg:stroke-color="#008000" draw:marker-start-width="0.276cm" draw:marker-end-width="0.276cm" draw:fill="solid" draw:fill-color="#0084d1" draw:textarea-vertical-align="middle" fo:padding-top="0.15cm" fo:padding-bottom="0.15cm" fo:padding-left="0.275cm" fo:padding-right="0.275cm" draw:shadow-offset-x="0.203cm" draw:shadow-offset-y="0.203cm"/>
    </style:style>
    <style:style style:name="gr3" style:family="graphic" style:parent-style-name="objectwithoutfill">
      <style:graphic-properties draw:stroke="dash" draw:stroke-dash="Ultrafine_20_Dashed" svg:stroke-color="#333333" draw:fill="solid" draw:fill-color="#0084d1" draw:textarea-vertical-align="middle" draw:shadow-offset-x="0.203cm" draw:shadow-offset-y="0.203cm"/>
    </style:style>
    <style:style style:name="gr4" style:family="graphic" style:parent-style-name="standard">
      <style:graphic-properties svg:stroke-width="0.051cm" svg:stroke-color="#008000" draw:marker-start-width="0.279cm" draw:marker-end-width="0.279cm" draw:fill="solid" draw:fill-color="#0084d1" draw:textarea-horizontal-align="justify" draw:textarea-vertical-align="middle" draw:auto-grow-height="false" fo:padding-top="0.15cm" fo:padding-bottom="0.15cm" fo:padding-left="0.275cm" fo:padding-right="0.275cm" draw:shadow-offset-x="0.203cm" draw:shadow-offset-y="0.203cm"/>
    </style:style>
    <style:style style:name="gr5" style:family="graphic" style:parent-style-name="objectwithoutfill">
      <style:graphic-properties svg:stroke-width="0.051cm" svg:stroke-color="#008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standard">
      <style:graphic-properties svg:stroke-width="0.051cm" svg:stroke-color="#008000" draw:marker-start-width="0.279cm" draw:marker-end-width="0.279cm" draw:fill="solid" draw:fill-color="#0084d1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5c8526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color="#ffffff" fo:font-family="'DejaVu San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4.328cm" svg:height="1.524cm" svg:x="10.455cm" svg:y="1.159cm">
          <text:p text:style-name="P1"><text:span text:style-name="T1">/organiz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099cm" svg:height="1.48cm" svg:x="7.267cm" svg:y="3.914cm">
          <text:p text:style-name="P1"><text:span text:style-name="T1">/department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027cm" svg:height="1.481cm" svg:x="13.789cm" svg:y="3.889cm">
          <text:p text:style-name="P1"><text:span text:style-name="T1">/department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3.53cm" svg:height="1.48cm" svg:x="9.539cm" svg:y="6.671cm">
          <text:p text:style-name="P1"><text:span text:style-name="T1">/service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53cm" svg:height="1.48cm" svg:x="14.036cm" svg:y="6.695cm">
          <text:p text:style-name="P1"><text:span text:style-name="T1">/service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3.53cm" svg:height="1.48cm" svg:x="18.569cm" svg:y="6.647cm">
          <text:p text:style-name="P1"><text:span text:style-name="T1">/service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53cm" svg:height="1.48cm" svg:x="4.907cm" svg:y="9.252cm">
          <text:p text:style-name="P1"><text:span text:style-name="T1">/pro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531cm" svg:height="1.481cm" svg:x="9.551cm" svg:y="9.217cm">
          <text:p text:style-name="P1"><text:span text:style-name="T1">/prepro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53cm" svg:height="1.48cm" svg:x="14.131cm" svg:y="9.252cm">
          <text:p text:style-name="P1"><text:span text:style-name="T1">/tes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531cm" svg:height="1.48cm" svg:x="9.551cm" svg:y="11.823cm">
          <text:p text:style-name="P1"><text:span text:style-name="T1">/we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3.531cm" svg:height="1.48cm" svg:x="14.123cm" svg:y="11.722cm">
          <text:p text:style-name="P1"><text:span text:style-name="T1">/ap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3.53cm" svg:height="1.481cm" svg:x="18.549cm" svg:y="11.781cm">
          <text:p text:style-name="P1"><text:span text:style-name="T1">/databas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-0.018cm" svg:x1="15.896cm" svg:y1="10.732cm" svg:x2="11.316cm" svg:y2="11.823cm" draw:start-shape="id1" draw:end-shape="id2" draw:end-glue-point="0" svg:d="m15896 10732c0 792-4580 247-4580 1091">
          <text:p/>
        </draw:connector>
        <draw:connector draw:style-name="gr3" draw:text-style-name="P1" draw:layer="layout" draw:type="curve" svg:x1="11.304cm" svg:y1="8.151cm" svg:x2="6.672cm" svg:y2="9.252cm" draw:start-shape="id3" draw:end-shape="id4" draw:end-glue-point="0" svg:d="m11304 8151c0 826-4632 276-4632 1101">
          <text:p/>
        </draw:connector>
        <draw:connector draw:style-name="gr3" draw:text-style-name="P1" draw:layer="layout" draw:type="curve" svg:x1="11.304cm" svg:y1="8.151cm" svg:x2="11.316cm" svg:y2="9.217cm" draw:start-shape="id3" draw:start-glue-point="2" draw:end-shape="id5" draw:end-glue-point="0" svg:d="m11304 8151c0 799 12 267 12 1066">
          <text:p/>
        </draw:connector>
        <draw:connector draw:style-name="gr2" draw:text-style-name="P1" draw:layer="layout" draw:type="curve" svg:x1="11.304cm" svg:y1="8.151cm" svg:x2="15.896cm" svg:y2="9.252cm" draw:start-shape="id3" draw:start-glue-point="2" draw:end-shape="id1" draw:end-glue-point="0" svg:d="m11304 8151c0 826 4592 276 4592 1101">
          <text:p/>
        </draw:connector>
        <draw:connector draw:style-name="gr3" draw:text-style-name="P1" draw:layer="layout" draw:type="curve" svg:x1="12.619cm" svg:y1="2.683cm" svg:x2="9.316cm" svg:y2="3.914cm" draw:start-shape="id6" draw:end-shape="id7" draw:end-glue-point="0" svg:d="m12619 2683c0 924-3303 309-3303 1231">
          <text:p/>
        </draw:connector>
        <draw:connector draw:style-name="gr2" draw:text-style-name="P1" draw:layer="layout" draw:type="curve" svg:x1="12.619cm" svg:y1="2.683cm" svg:x2="15.802cm" svg:y2="3.889cm" draw:start-shape="id6" draw:end-shape="id8" svg:d="m12619 2683c0 904 3183 302 3183 1206">
          <text:p/>
        </draw:connector>
        <draw:connector draw:style-name="gr2" draw:text-style-name="P1" draw:layer="layout" draw:type="curve" svg:x1="15.802cm" svg:y1="5.37cm" svg:x2="11.304cm" svg:y2="6.671cm" draw:start-shape="id8" draw:end-shape="id3" draw:end-glue-point="0" svg:d="m15802 5370c0 975-4498 325-4498 1301">
          <text:p/>
        </draw:connector>
        <draw:connector draw:style-name="gr3" draw:text-style-name="P1" draw:layer="layout" draw:type="curve" svg:x1="15.802cm" svg:y1="5.37cm" svg:x2="15.801cm" svg:y2="6.695cm" draw:start-shape="id8" draw:end-shape="id9" svg:d="m15802 5370c0 993-1 331-1 1325">
          <text:p/>
        </draw:connector>
        <draw:connector draw:style-name="gr3" draw:text-style-name="P1" draw:layer="layout" draw:type="curve" svg:x1="15.802cm" svg:y1="5.37cm" svg:x2="20.334cm" svg:y2="6.647cm" draw:start-shape="id8" draw:end-shape="id10" draw:end-glue-point="0" svg:d="m15802 5370c0 957 4532 319 4532 1277">
          <text:p/>
        </draw:connector>
        <draw:custom-shape draw:style-name="gr1" draw:text-style-name="P1" xml:id="id11" draw:id="id11" draw:layer="layout" svg:width="3.53cm" svg:height="1.481cm" svg:x="4.989cm" svg:y="14.338cm">
          <text:p text:style-name="P1"><text:span text:style-name="T1">/hostname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3.53cm" svg:height="1.481cm" svg:x="9.544cm" svg:y="14.138cm">
          <text:p text:style-name="P1"><text:span text:style-name="T1">/hostname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3.53cm" svg:height="1.48cm" svg:x="14.099cm" svg:y="14.249cm">
          <text:p text:style-name="P1"><text:span text:style-name="T2">/hostname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316cm" svg:y1="13.303cm" svg:x2="6.754cm" svg:y2="14.338cm" draw:start-shape="id2" draw:end-shape="id11" draw:end-glue-point="0" svg:d="m11316 13303c0 775-4562 258-4562 1035">
          <text:p/>
        </draw:connector>
        <draw:connector draw:style-name="gr3" draw:text-style-name="P1" draw:layer="layout" draw:type="curve" svg:x1="11.316cm" svg:y1="13.303cm" svg:x2="11.309cm" svg:y2="14.138cm" draw:start-shape="id2" draw:start-glue-point="2" draw:end-shape="id12" draw:end-glue-point="0" svg:d="m11316 13303c0 625-7 208-7 835">
          <text:p/>
        </draw:connector>
        <draw:connector draw:style-name="gr2" draw:text-style-name="P1" draw:layer="layout" draw:type="curve" svg:x1="11.316cm" svg:y1="13.303cm" svg:x2="15.864cm" svg:y2="14.249cm" draw:start-shape="id2" draw:start-glue-point="2" draw:end-shape="id13" draw:end-glue-point="0" svg:d="m11316 13303c0 751 2274 501 2274 473s2274-278 2274 473">
          <text:p/>
        </draw:connector>
        <draw:custom-shape draw:style-name="gr4" draw:text-style-name="P1" xml:id="id14" draw:id="id14" draw:layer="layout" svg:width="3.531cm" svg:height="1.48cm" svg:x="8.23cm" svg:y="16.743cm">
          <text:p text:style-name="P1"><text:span text:style-name="T2">/tomca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5" draw:id="id15" draw:layer="layout" svg:width="3.53cm" svg:height="1.481cm" svg:x="14.075cm" svg:y="16.718cm">
          <text:p text:style-name="P1"><text:span text:style-name="T2">/mysql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15.864cm" svg:y1="15.729cm" svg:x2="9.995cm" svg:y2="16.743cm" draw:start-shape="id13" draw:start-glue-point="2" draw:end-shape="id14" draw:end-glue-point="0" svg:d="m15864 15729c0 751-2922 501-2922 495s-2947-270-2947 519">
          <text:p/>
        </draw:connector>
        <draw:connector draw:style-name="gr5" draw:text-style-name="P2" draw:layer="layout" draw:type="curve" draw:line-skew="-0.137cm" svg:x1="15.864cm" svg:y1="15.729cm" svg:x2="15.84cm" svg:y2="16.718cm" draw:start-shape="id13" draw:start-glue-point="2" draw:end-shape="id15" draw:end-glue-point="0" svg:d="m15864 15729c0 517-24 23-24 989">
          <text:p/>
        </draw:connector>
        <draw:connector draw:style-name="gr6" draw:text-style-name="P2" draw:layer="layout" draw:type="curve" svg:x1="15.888cm" svg:y1="11.722cm" svg:x2="15.896cm" svg:y2="10.732cm" draw:start-shape="id16" draw:start-glue-point="0" draw:end-shape="id1" draw:end-glue-point="2" svg:d="m15888 11722c0-742 8-248 8-990">
          <text:p/>
        </draw:connector>
        <draw:connector draw:style-name="gr6" draw:text-style-name="P2" draw:layer="layout" draw:type="curve" svg:x1="15.896cm" svg:y1="10.732cm" svg:x2="20.314cm" svg:y2="11.781cm" draw:start-shape="id1" draw:end-shape="id17" draw:end-glue-point="0" svg:d="m15896 10732c0 786 4418 262 4418 1049">
          <text:p/>
        </draw:connector>
        <draw:custom-shape draw:style-name="gr7" draw:text-style-name="P3" xml:id="id18" draw:id="id18" draw:layer="layout" svg:width="3.81cm" svg:height="1.27cm" svg:x="20.286cm" svg:y="16.775cm">
          <text:p text:style-name="P3"><text:span text:style-name="T3">/apache.yam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2" draw:layer="layout" draw:type="curve" svg:x1="15.864cm" svg:y1="15.729cm" svg:x2="22.191cm" svg:y2="16.775cm" draw:start-shape="id13" draw:start-glue-point="2" draw:end-shape="id18" draw:end-glue-point="4" svg:d="m15864 15729c0 766 6327 244 6327 1046">
          <text:p/>
        </draw:connector>
        <draw:custom-shape draw:style-name="gr7" draw:text-style-name="P3" xml:id="id19" draw:id="id19" draw:layer="layout" svg:width="3.81cm" svg:height="1.27cm" svg:x="13.914cm" svg:y="19.007cm">
          <text:p text:style-name="P3"><text:span text:style-name="T3">/my.cnf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2" draw:layer="layout" draw:type="curve" svg:x1="15.84cm" svg:y1="18.199cm" svg:x2="15.819cm" svg:y2="19.007cm" draw:start-shape="id15" draw:start-glue-point="2" draw:end-shape="id19" draw:end-glue-point="4" svg:d="m15840 18199c0 606-21 202-21 808">
          <text:p/>
        </draw:connector>
        <draw:custom-shape draw:style-name="gr7" draw:text-style-name="P3" xml:id="id20" draw:id="id20" draw:layer="layout" svg:width="5.842cm" svg:height="1.27cm" svg:x="7.083cm" svg:y="19.134cm">
          <text:p text:style-name="P3"><text:span text:style-name="T3">/datasources.properti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2" draw:layer="layout" draw:type="curve" svg:x1="9.995cm" svg:y1="18.223cm" svg:x2="10.004cm" svg:y2="19.134cm" draw:start-shape="id14" draw:start-glue-point="2" draw:end-shape="id20" draw:end-glue-point="4" svg:d="m9995 18223c0 684 9 229 9 911">
          <text:p/>
        </draw:connector>
        <draw:custom-shape draw:style-name="gr7" draw:text-style-name="P3" xml:id="id21" draw:id="id21" draw:layer="layout" svg:width="4.826cm" svg:height="1.27cm" svg:x="3.5cm" svg:y="6.815cm">
          <text:p text:style-name="P3"><text:span text:style-name="T3">/common.properti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2" draw:layer="layout" draw:type="curve" svg:x1="15.802cm" svg:y1="5.37cm" svg:x2="5.913cm" svg:y2="6.815cm" draw:start-shape="id8" draw:start-glue-point="2" draw:end-shape="id21" draw:end-glue-point="4" svg:d="m15802 5370c0 1065-9889 343-9889 1445">
          <text:p/>
        </draw:connector>
        <draw:custom-shape draw:style-name="gr7" draw:text-style-name="P3" xml:id="id22" draw:id="id22" draw:layer="layout" svg:width="4.826cm" svg:height="1.27cm" svg:x="18.867cm" svg:y="9.228cm">
          <text:p text:style-name="P3"><text:span text:style-name="T3">/service_config.yam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2" draw:layer="layout" draw:type="curve" svg:x1="11.304cm" svg:y1="8.151cm" svg:x2="21.28cm" svg:y2="9.228cm" draw:start-shape="id3" draw:start-glue-point="2" draw:end-shape="id22" draw:end-glue-point="4" svg:d="m11304 8151c0 789 9976 251 9976 1077">
          <text:p/>
        </draw:connector>
        <draw:custom-shape draw:style-name="gr7" draw:text-style-name="P3" xml:id="id23" draw:id="id23" draw:layer="layout" svg:width="5.334cm" svg:height="1.27cm" svg:x="3.5cm" svg:y="12.022cm">
          <text:p text:style-name="P3"><text:span text:style-name="T3">/webserver_details.jso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2" draw:layer="layout" draw:type="curve" svg:x1="15.896cm" svg:y1="10.732cm" svg:x2="6.167cm" svg:y2="12.022cm" draw:start-shape="id1" draw:start-glue-point="2" draw:end-shape="id23" svg:d="m15896 10732c0 949-9729 305-9729 12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08T20:40:43</meta:creation-date>
    <dc:date>2014-05-08T21:48:42</dc:date>
    <meta:editing-duration>PT52M49S</meta:editing-duration>
    <meta:editing-cycles>8</meta:editing-cycles>
    <meta:generator>LibreOffice/3.5$Linux_x86 LibreOffice_project/350m1$Build-202</meta:generator>
    <meta:document-statistic meta:object-count="45"/>
  </office:meta>
</office:document-meta>
</file>